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Naskh Shift Alt" svg:font-family="'Droid Naskh Shift Alt'"/>
    <style:font-face style:name="DejaVu Sans1" svg:font-family="'DejaVu Sans'" style:font-family-generic="swiss"/>
    <style:font-face style:name="Droid Sans Devanagari1" svg:font-family="'Droid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ans" officeooo:rsid="001fd7a9" officeooo:paragraph-rsid="001fd7a9"/>
    </style:style>
    <style:style style:name="P2" style:family="paragraph" style:parent-style-name="Standard">
      <style:text-properties style:font-name="Droid Sans" officeooo:rsid="001fd7a9" officeooo:paragraph-rsid="0025f726"/>
    </style:style>
    <style:style style:name="P3" style:family="paragraph" style:parent-style-name="Standard">
      <style:text-properties style:font-name="Droid Sans" officeooo:rsid="00223c98" officeooo:paragraph-rsid="00223c98"/>
    </style:style>
    <style:style style:name="P4" style:family="paragraph" style:parent-style-name="Standard">
      <style:text-properties style:font-name="Droid Sans" officeooo:rsid="00231974" officeooo:paragraph-rsid="00223c98"/>
    </style:style>
    <style:style style:name="P5" style:family="paragraph" style:parent-style-name="Standard">
      <style:text-properties style:font-name="Droid Sans" officeooo:rsid="0025f726" officeooo:paragraph-rsid="0025f726"/>
    </style:style>
    <style:style style:name="P6" style:family="paragraph" style:parent-style-name="Standard">
      <style:text-properties style:font-name="Droid Sans" officeooo:rsid="0025f726" officeooo:paragraph-rsid="002678fc"/>
    </style:style>
    <style:style style:name="P7" style:family="paragraph" style:parent-style-name="Standard">
      <style:text-properties style:font-name="Droid Sans" officeooo:rsid="0025f726" officeooo:paragraph-rsid="0057ad69"/>
    </style:style>
    <style:style style:name="P8" style:family="paragraph" style:parent-style-name="Standard">
      <style:text-properties style:font-name="Droid Sans" officeooo:rsid="002983a1" officeooo:paragraph-rsid="002983a1"/>
    </style:style>
    <style:style style:name="P9" style:family="paragraph" style:parent-style-name="Standard">
      <style:text-properties style:font-name="Droid Sans" officeooo:rsid="002e8b8a" officeooo:paragraph-rsid="002e8b8a"/>
    </style:style>
    <style:style style:name="P10" style:family="paragraph" style:parent-style-name="Standard">
      <style:text-properties style:font-name="Droid Sans" officeooo:rsid="002f6675" officeooo:paragraph-rsid="002f6675"/>
    </style:style>
    <style:style style:name="P11" style:family="paragraph" style:parent-style-name="Standard">
      <style:text-properties style:font-name="Droid Sans" officeooo:rsid="0032ceb6" officeooo:paragraph-rsid="0032ceb6"/>
    </style:style>
    <style:style style:name="P12" style:family="paragraph" style:parent-style-name="Standard">
      <style:text-properties style:font-name="Droid Sans" officeooo:rsid="00340978" officeooo:paragraph-rsid="00340978"/>
    </style:style>
    <style:style style:name="P13" style:family="paragraph" style:parent-style-name="Standard">
      <style:text-properties style:font-name="Droid Sans" officeooo:rsid="00384ae0" officeooo:paragraph-rsid="00384ae0"/>
    </style:style>
    <style:style style:name="P14" style:family="paragraph" style:parent-style-name="Standard">
      <style:text-properties style:font-name="Droid Sans" fo:font-weight="bold" officeooo:rsid="002e8b8a" officeooo:paragraph-rsid="002e8b8a" style:font-weight-asian="bold" style:font-weight-complex="bold"/>
    </style:style>
    <style:style style:name="P15" style:family="paragraph" style:parent-style-name="Standard">
      <style:text-properties style:font-name="Droid Sans" fo:font-weight="bold" officeooo:rsid="0030d386" officeooo:paragraph-rsid="0030d386" style:font-weight-asian="bold" style:font-weight-complex="bold"/>
    </style:style>
    <style:style style:name="P16" style:family="paragraph" style:parent-style-name="Standard">
      <style:text-properties style:font-name="Droid Sans" fo:font-weight="bold" officeooo:rsid="00340978" officeooo:paragraph-rsid="00340978" style:font-weight-asian="bold" style:font-weight-complex="bold"/>
    </style:style>
    <style:style style:name="P17" style:family="paragraph" style:parent-style-name="Standard">
      <style:text-properties style:font-name="Droid Sans" fo:font-weight="bold" officeooo:rsid="00384ae0" officeooo:paragraph-rsid="00384ae0" style:font-weight-asian="bold" style:font-weight-complex="bold"/>
    </style:style>
    <style:style style:name="P18" style:family="paragraph" style:parent-style-name="Standard">
      <style:text-properties style:font-name="Droid Sans" officeooo:rsid="00444f97" officeooo:paragraph-rsid="00444f97"/>
    </style:style>
    <style:style style:name="P19" style:family="paragraph" style:parent-style-name="Standard">
      <style:text-properties style:font-name="Droid Sans" officeooo:rsid="0048dc5a" officeooo:paragraph-rsid="0048dc5a"/>
    </style:style>
    <style:style style:name="P20" style:family="paragraph" style:parent-style-name="Standard">
      <style:text-properties style:font-name="Droid Sans" officeooo:rsid="00491187" officeooo:paragraph-rsid="00491187"/>
    </style:style>
    <style:style style:name="P21" style:family="paragraph" style:parent-style-name="Standard">
      <style:text-properties style:font-name="Droid Sans" officeooo:rsid="004a5849" officeooo:paragraph-rsid="004a5849"/>
    </style:style>
    <style:style style:name="P22" style:family="paragraph" style:parent-style-name="Standard">
      <style:text-properties style:font-name="Droid Sans" officeooo:rsid="004c576f" officeooo:paragraph-rsid="004c576f"/>
    </style:style>
    <style:style style:name="P23" style:family="paragraph" style:parent-style-name="Standard">
      <style:text-properties style:font-name="Droid Sans" officeooo:rsid="0030d386" officeooo:paragraph-rsid="0030d386"/>
    </style:style>
    <style:style style:name="P24" style:family="paragraph" style:parent-style-name="Standard">
      <style:text-properties style:font-name="Droid Sans" officeooo:rsid="004f44f1" officeooo:paragraph-rsid="004f44f1"/>
    </style:style>
    <style:style style:name="P25" style:family="paragraph" style:parent-style-name="Standard">
      <style:text-properties style:font-name="Droid Sans" officeooo:rsid="00508a1e" officeooo:paragraph-rsid="00508a1e"/>
    </style:style>
    <style:style style:name="P26" style:family="paragraph" style:parent-style-name="Standard">
      <style:text-properties style:font-name="Droid Sans" officeooo:rsid="005624a6" officeooo:paragraph-rsid="005624a6"/>
    </style:style>
    <style:style style:name="P27" style:family="paragraph" style:parent-style-name="Standard">
      <style:text-properties style:font-name="Droid Sans" officeooo:rsid="002678fc" officeooo:paragraph-rsid="0057ad69"/>
    </style:style>
    <style:style style:name="P28" style:family="paragraph" style:parent-style-name="Standard">
      <style:text-properties style:font-name="Droid Sans" officeooo:rsid="002678fc" officeooo:paragraph-rsid="005af45b"/>
    </style:style>
    <style:style style:name="P29" style:family="paragraph" style:parent-style-name="Standard">
      <style:text-properties officeooo:paragraph-rsid="004c576f"/>
    </style:style>
    <style:style style:name="P30" style:family="paragraph" style:parent-style-name="Standard">
      <style:text-properties officeooo:rsid="0053e56a" officeooo:paragraph-rsid="0053e56a"/>
    </style:style>
    <style:style style:name="P31" style:family="paragraph" style:parent-style-name="Text_20_body">
      <style:text-properties style:font-name="Droid Sans"/>
    </style:style>
    <style:style style:name="P32" style:family="paragraph" style:parent-style-name="Text_20_body">
      <style:text-properties style:font-name="Droid Sans" officeooo:rsid="001fd7a9" officeooo:paragraph-rsid="001fd7a9"/>
    </style:style>
    <style:style style:name="P33" style:family="paragraph" style:parent-style-name="Text_20_body">
      <style:text-properties style:font-name="Droid Sans" officeooo:rsid="0025adc5" officeooo:paragraph-rsid="0025adc5"/>
    </style:style>
    <style:style style:name="P34" style:family="paragraph" style:parent-style-name="Text_20_body">
      <style:text-properties style:font-name="Droid Sans" officeooo:rsid="0025f726" officeooo:paragraph-rsid="0025f726"/>
    </style:style>
    <style:style style:name="P35" style:family="paragraph" style:parent-style-name="Text_20_body">
      <style:text-properties officeooo:rsid="0042daa3" officeooo:paragraph-rsid="0042daa3"/>
    </style:style>
    <style:style style:name="P36" style:family="paragraph" style:parent-style-name="Text_20_body">
      <style:text-properties fo:font-weight="bold" officeooo:rsid="0042e189" officeooo:paragraph-rsid="0042e189" style:font-weight-asian="bold" style:font-weight-complex="bold"/>
    </style:style>
    <style:style style:name="P37" style:family="paragraph" style:parent-style-name="Title">
      <style:text-properties style:font-name="Droid Sans"/>
    </style:style>
    <style:style style:name="P38" style:family="paragraph" style:parent-style-name="Subtitle">
      <style:text-properties style:font-name="Droid Sans"/>
    </style:style>
    <style:style style:name="P39" style:family="paragraph" style:parent-style-name="Standard">
      <style:text-properties style:font-name="Droid Sans" officeooo:rsid="002621cb" officeooo:paragraph-rsid="0057ad69"/>
    </style:style>
    <style:style style:name="P40" style:family="paragraph" style:parent-style-name="Heading_20_1">
      <style:text-properties style:font-name="Droid Sans" fo:font-size="18pt" style:font-size-asian="18pt" style:font-size-complex="18pt"/>
    </style:style>
    <style:style style:name="T1" style:family="text">
      <style:text-properties officeooo:rsid="0021490c"/>
    </style:style>
    <style:style style:name="T2" style:family="text">
      <style:text-properties officeooo:rsid="0025f726"/>
    </style:style>
    <style:style style:name="T3" style:family="text">
      <style:text-properties officeooo:rsid="002f6675"/>
    </style:style>
    <style:style style:name="T4" style:family="text">
      <style:text-properties officeooo:rsid="0032ceb6"/>
    </style:style>
    <style:style style:name="T5" style:family="text">
      <style:text-properties officeooo:rsid="0033e740"/>
    </style:style>
    <style:style style:name="T6" style:family="text">
      <style:text-properties officeooo:rsid="003698f4"/>
    </style:style>
    <style:style style:name="T7" style:family="text">
      <style:text-properties officeooo:rsid="0038dc3c"/>
    </style:style>
    <style:style style:name="T8" style:family="text">
      <style:text-properties officeooo:rsid="003b469f"/>
    </style:style>
    <style:style style:name="T9" style:family="text">
      <style:text-properties fo:font-weight="bold" style:font-weight-asian="bold" style:font-weight-complex="bold"/>
    </style:style>
    <style:style style:name="T10" style:family="text">
      <style:text-properties fo:font-weight="bold" officeooo:rsid="002c9ec5" style:font-weight-asian="bold" style:font-weight-complex="bold"/>
    </style:style>
    <style:style style:name="T11" style:family="text">
      <style:text-properties officeooo:rsid="003d8edf"/>
    </style:style>
    <style:style style:name="T12" style:family="text">
      <style:text-properties officeooo:rsid="004512c0"/>
    </style:style>
    <style:style style:name="T13" style:family="text">
      <style:text-properties officeooo:rsid="004c6104"/>
    </style:style>
    <style:style style:name="T14" style:family="text">
      <style:text-properties officeooo:rsid="004f44f1"/>
    </style:style>
    <style:style style:name="T15" style:family="text">
      <style:text-properties style:font-name="Droid Sans"/>
    </style:style>
    <style:style style:name="T16" style:family="text">
      <style:text-properties style:font-name="Droid Sans" officeooo:rsid="004c576f"/>
    </style:style>
    <style:style style:name="T17" style:family="text">
      <style:text-properties style:font-name="Droid Sans" officeooo:rsid="005434ae"/>
    </style:style>
    <style:style style:name="T18" style:family="text">
      <style:text-properties style:font-name="Droid Naskh Shift Alt" officeooo:rsid="00537f17" style:font-name-asian="Droid Naskh Shift Alt" style:font-name-complex="Droid Naskh Shift Alt"/>
    </style:style>
    <style:style style:name="T19" style:family="text">
      <style:text-properties officeooo:rsid="0057ad69"/>
    </style:style>
    <style:style style:name="T20" style:family="text">
      <style:text-properties officeooo:rsid="005a3b08"/>
    </style:style>
    <style:style style:name="T21" style:family="text">
      <style:text-properties officeooo:rsid="005aa6bd"/>
    </style:style>
    <style:style style:name="T22" style:family="text">
      <style:text-properties style:font-name="DejaVu Sans1" officeooo:rsid="0057ad69" style:font-name-complex="DejaVu Sans1"/>
    </style:style>
    <style:style style:name="T23" style:family="text">
      <style:text-properties officeooo:rsid="005e5d33"/>
    </style:style>
    <style:style style:name="T24" style:family="text">
      <style:text-properties officeooo:rsid="005f17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G<text:span text:style-name="T8">raFl</text:span>ight</text:p>
      <text:p text:style-name="P38">A compiler debug graph viewer</text:p>
      <text:p text:style-name="P1"/>
      <text:h text:style-name="Heading_20_1" text:outline-level="1">Licensing</text:h>
      <text:p text:style-name="P1">The MIT License (MIT)</text:p>
      <text:p text:style-name="P1">Copyright (c) 2016 Cobol-team</text:p>
      <text:p text:style-name="P1"/>
      <text:p text:style-name="P3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1">The above copyright notice and this permission notice shall be included in all copies or substantial portions of the Software.</text:p>
      <text:p text:style-name="P3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Libraries</text:h>
      <text:p text:style-name="P33"><text:span text:style-name="T9">Graphstreamer</text:span> LGPL</text:p>
      <text:p text:style-name="P33"><text:span text:style-name="T9">J</text:span><text:span text:style-name="T10">G</text:span><text:span text:style-name="T9">raph</text:span> BSD</text:p>
      <text:p text:style-name="P33"><text:span text:style-name="T9">J</text:span><text:span text:style-name="T10">G</text:span><text:span text:style-name="T9">raphT</text:span> LGPL</text:p>
      <text:p text:style-name="P33"><text:span text:style-name="T9">JSON-java</text:span> <text:span text:style-name="T2">JSON License</text:span></text:p>
      <text:p text:style-name="P34"><text:span text:style-name="T9">Mockito</text:span> MIT</text:p>
      <text:p text:style-name="P34"><text:span text:style-name="T9">Hamcrest</text:span> BSD</text:p>
      <text:p text:style-name="P34"><text:span text:style-name="T9">J</text:span><text:span text:style-name="T10">U</text:span><text:span text:style-name="T9">nit</text:span> EPL</text:p>
      <text:p text:style-name="P1"/>
      <text:h text:style-name="P40" text:outline-level="1"><text:soft-page-break/>Description</text:h>
      <text:p text:style-name="P1">Gra<text:span text:style-name="T11">Fl</text:span>ight<text:span text:style-name="T18">™</text:span> is program that visualizes the output JSON files <text:span text:style-name="T1">from a new type of compiler that performs constraint-based instruction selection on high level functions to low level ASM instructions using mapping of instruction patterns on a mathematical graph model. </text:span></text:p>
      <text:p text:style-name="P1"/>
      <text:h text:style-name="Heading_20_2" text:outline-level="2">Graph Key</text:h>
      <text:p text:style-name="P30"><text:span text:style-name="T16">A</text:span><text:span text:style-name="T15">rrows<text:tab/><text:tab/>- Program flow</text:span></text:p>
      <text:p text:style-name="P29"><text:span text:style-name="T16">Bold outlines<text:tab/><text:tab/>- </text:span><text:span text:style-name="T17">Program</text:span><text:span text:style-name="T16"> control flow</text:span></text:p>
      <text:p text:style-name="P22">Large squares<text:tab/>- Labels</text:p>
      <text:p text:style-name="P22">Diamond<text:tab/><text:tab/>- Branch/<text:span text:style-name="T13">control </text:span>instructions</text:p>
      <text:p text:style-name="P22">Rounded square<text:tab/>- Data</text:p>
      <text:p text:style-name="P22">Small circles<text:tab/><text:tab/>- Copy operations</text:p>
      <text:p text:style-name="P22">Large circles<text:tab/><text:tab/>- Other operations</text:p>
      <text:h text:style-name="Heading_20_1" text:outline-level="1">Usage</text:h>
      <text:h text:style-name="Heading_20_2" text:outline-level="2">Execution</text:h>
      <text:p text:style-name="P35">make</text:p>
      <text:p text:style-name="P35">make run</text:p>
      <text:p text:style-name="P36">or</text:p>
      <text:p text:style-name="P2"><text:span text:style-name="T12">java -jar App.jar</text:span> [json function file]</text:p>
      <text:p text:style-name="P3"/>
      <text:h text:style-name="Heading_20_2" text:outline-level="2">Menubar</text:h>
      <text:p text:style-name="P14">[ File ]</text:p>
      <text:p text:style-name="P9">Open new file – Dialog to open a new JSON file</text:p>
      <text:p text:style-name="P19">[ctrl] + [<text:span text:style-name="T14">O</text:span>]</text:p>
      <text:p text:style-name="P19"/>
      <text:p text:style-name="P10">Screenshot – Saves a timestamped PNG in the working directory</text:p>
      <text:p text:style-name="P19">[ctrl] + [<text:span text:style-name="T14">S</text:span>]</text:p>
      <text:p text:style-name="P10"/>
      <text:p text:style-name="P10">Reset – Resets the layout of the graph</text:p>
      <text:p text:style-name="P20">[ctrl] + [<text:span text:style-name="T14">R</text:span>]</text:p>
      <text:p text:style-name="P20"/>
      <text:p text:style-name="P10">Refresh – Reloads the selected JSON file from disk</text:p>
      <text:p text:style-name="P20">[ctrl] + [shift] + [<text:span text:style-name="T14">R]</text:span></text:p>
      <text:p text:style-name="P10"/>
      <text:p text:style-name="P9">Close – <text:span text:style-name="T3">Closes the window</text:span></text:p>
      <text:p text:style-name="P21">[ctrl] + [<text:span text:style-name="T14">Q</text:span>]</text:p>
      <text:p text:style-name="P9"/>
      <text:p text:style-name="P15">[ View ]</text:p>
      <text:p text:style-name="P23">Toolbar – Opens <text:span text:style-name="T4">the toolbar window</text:span></text:p>
      <text:p text:style-name="P24"><text:soft-page-break/>[ctrl] + [T]</text:p>
      <text:p text:style-name="P24"/>
      <text:p text:style-name="P11">Statistics – Toggle the visibility of <text:span text:style-name="T5">graph information</text:span></text:p>
      <text:p text:style-name="P25">[ctrl] + [I]</text:p>
      <text:p text:style-name="P11"/>
      <text:p text:style-name="P18">Node Click – Toggle the ability to cycle through the matches of a node by clicking</text:p>
      <text:p text:style-name="P25">[ctrl] + [N]</text:p>
      <text:p text:style-name="P11"/>
      <text:p text:style-name="P16">[ Layout ]</text:p>
      <text:p text:style-name="P12">Hierarchical – <text:span text:style-name="T6">A layout that optimizes visuals around edges</text:span></text:p>
      <text:p text:style-name="P26">[ctrl] + [1]</text:p>
      <text:p text:style-name="P12"/>
      <text:p text:style-name="P12">Tree – <text:span text:style-name="T6">A layout that optimizes visuals around nodes</text:span></text:p>
      <text:p text:style-name="P26">[ctrl] + [2]</text:p>
      <text:p text:style-name="P12"/>
      <text:p text:style-name="P12">Force-based – <text:span text:style-name="T6">The layout minimizes the edge lengths</text:span></text:p>
      <text:p text:style-name="P26">[ctrl] + [3]</text:p>
      <text:p text:style-name="P12"/>
      <text:p text:style-name="P17">[ Help ]</text:p>
      <text:p text:style-name="P13">User Manual – <text:span text:style-name="T7">The GraFlight documentation (this manual)</text:span></text:p>
      <text:p text:style-name="P13">About – <text:span text:style-name="T7">Brief summary of the program</text:span></text:p>
      <text:p text:style-name="P5"/>
      <text:h text:style-name="Heading_20_2" text:outline-level="2">Navigation</text:h>
      <text:p text:style-name="P7">Zoom</text:p>
      <text:p text:style-name="P7"><text:span text:style-name="T19"><text:tab/>In – [ctrl] + </text:span>[+] <text:span text:style-name="T19">and [mouse scroll forward]</text:span></text:p>
      <text:p text:style-name="P39"><text:tab/>Out – [ctrl] + [-] and [mouse scroll backward]</text:p>
      <text:p text:style-name="P7"/>
      <text:p text:style-name="P27">Move</text:p>
      <text:p text:style-name="P27"><text:tab/><text:span text:style-name="T19">Up - [</text:span><text:span text:style-name="T22">↑</text:span><text:span text:style-name="T19">]</text:span></text:p>
      <text:p text:style-name="P28"><text:tab/><text:span text:style-name="T19">Down - [</text:span><text:span text:style-name="T22">↓</text:span><text:span text:style-name="T19">]</text:span></text:p>
      <text:p text:style-name="P28"><text:tab/><text:span text:style-name="T19">Right - [</text:span><text:span text:style-name="T22">→</text:span><text:span text:style-name="T19">]</text:span></text:p>
      <text:p text:style-name="P28"><text:tab/><text:span text:style-name="T19">Left - [</text:span><text:span text:style-name="T22">←</text:span><text:span text:style-name="T19">]</text:span></text:p>
      <text:p text:style-name="P27"><text:tab/><text:span text:style-name="T21">All directions -</text:span> [<text:span text:style-name="T20">mouse </text:span>click] + drag</text:p>
      <text:p text:style-name="P6"/>
      <text:h text:style-name="Heading_20_2" text:outline-level="2">Editing</text:h>
      <text:p text:style-name="P8">Move node - Mouse: [<text:span text:style-name="T23">mouse </text:span>click] + drag</text:p>
      <text:p text:style-name="P8">Undo move - Keys: [ctrl] + [<text:span text:style-name="T24">Z</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Naskh Shift Alt" svg:font-family="'Droid Naskh Shift Alt'"/>
    <style:font-face style:name="DejaVu Sans1" svg:font-family="'DejaVu Sans'" style:font-family-generic="swiss"/>
    <style:font-face style:name="Droid Sans Devanagari1" svg:font-family="'Droid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Droid Sans" fo:font-family="'Droid Sans'" style:font-family-generic="swiss" style:font-pitch="variable" officeooo:rsid="0025adc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roid Sans" fo:font-family="'Droid Sans'" style:font-family-generic="swiss" style:font-pitch="variable" fo:font-size="40pt" fo:font-weight="bold" style:font-size-asian="40pt" style:font-weight-asian="bold" style:font-size-complex="40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Droid Sans" fo:font-family="'Droid Sans'"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Droid Sans" fo:font-family="'Droid San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Droid Sans" fo:font-family="'Droid Sans'" style:font-family-generic="swiss" style:font-pitch="variable" fo:font-size="15pt" fo:font-weight="bold" style:font-size-asian="15pt" style:font-weight-asian="bold" style:font-size-complex="15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09:06:18.193533736</meta:creation-date>
    <dc:date>2016-05-19T09:32:29.724795649</dc:date>
    <meta:editing-duration>PT4H11M14S</meta:editing-duration>
    <meta:editing-cycles>57</meta:editing-cycles>
    <meta:generator>LibreOffice/5.1.3.2$Linux_X86_64 LibreOffice_project/10m0$Build-2</meta:generator>
    <meta:document-statistic meta:table-count="0" meta:image-count="0" meta:object-count="0" meta:page-count="3" meta:paragraph-count="74" meta:word-count="482" meta:character-count="2866" meta:non-whitespace-character-count="2430"/>
  </office:meta>
</office:document-meta>
</file>